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767d0" officeooo:paragraph-rsid="000bc0ad"/>
    </style:style>
    <style:style style:name="P2" style:family="paragraph" style:parent-style-name="Standard">
      <style:paragraph-properties fo:text-align="center" style:justify-single-word="false"/>
      <style:text-properties officeooo:rsid="000bc0ad" officeooo:paragraph-rsid="000bc0ad"/>
    </style:style>
    <style:style style:name="P3" style:family="paragraph" style:parent-style-name="Standard">
      <style:paragraph-properties fo:text-align="justify" style:justify-single-word="false"/>
      <style:text-properties officeooo:rsid="000bc0ad" officeooo:paragraph-rsid="000bc0ad"/>
    </style:style>
    <style:style style:name="P4" style:family="paragraph" style:parent-style-name="Standard">
      <style:paragraph-properties fo:text-align="justify" style:justify-single-word="false"/>
      <style:text-properties officeooo:rsid="0007789a" officeooo:paragraph-rsid="000bc0ad"/>
    </style:style>
    <style:style style:name="P5" style:family="paragraph" style:parent-style-name="Standard">
      <style:paragraph-properties fo:text-align="justify" style:justify-single-word="false"/>
      <style:text-properties officeooo:rsid="000767d0" officeooo:paragraph-rsid="000bc0ad"/>
    </style:style>
    <style:style style:name="T1" style:family="text">
      <style:text-properties officeooo:rsid="0007789a"/>
    </style:style>
    <style:style style:name="T2" style:family="text">
      <style:text-properties officeooo:rsid="000d004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y project certification : mak<text:span text:style-name="T2">ing</text:span> a website with WordPress</text:p>
      <text:p text:style-name="P1"/>
      <text:p text:style-name="P1"/>
      <text:p text:style-name="P1">Since September 2015 I <text:span text:style-name="T1">have been a member of walking association «Crêtes et Vallées ». in my city Saint-Aubin d’Aubigné. The association has a blog on the Internet but we can’t put <text:s/>a lot of content on the blog, Before the training course at the Code Academy. I <text:s/>thought about making a website. So, I chose to do <text:s/>the website for my project certification. I had two big ideas for the <text:s/>website content . A <text:s/>member space for the members of the association. This member space tells the club’s life (hiking planning, slideshow...) and <text:s/>shows the hikings we do. The visitors can see the hikings map with their information (number of kilometers, difficulty level, how to get there). They can leave comments and mark the hikings, They can discover the page on the gourmet market <text:s/>The visitors can contact the association by email.</text:span></text:p>
      <text:p text:style-name="P3">The office members of association manage the website. </text:p>
      <text:p text:style-name="P4">I am using a framework which is <text:s/>WordPress to make the website. I am doing <text:s/>the training course <text:s/>in <text:s/>two sessions and the objective for the first séssion is to be able to control WordPress very well. I like <text:s/>working <text:s/>with Wordpres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09:26:15.478371144</meta:creation-date>
    <meta:editing-duration>PT3H42M14S</meta:editing-duration>
    <meta:editing-cycles>6</meta:editing-cycles>
    <meta:generator>LibreOffice/5.1.6.2$Linux_X86_64 LibreOffice_project/10m0$Build-2</meta:generator>
    <dc:date>2017-11-15T11:44:22.820247837</dc:date>
    <meta:document-statistic meta:table-count="0" meta:image-count="0" meta:object-count="0" meta:page-count="1" meta:paragraph-count="4" meta:word-count="203" meta:character-count="1168" meta:non-whitespace-character-count="955"/>
  </office:meta>
</office:document-meta>
</file>